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" draw:marker-end="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476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style:text-underline-style="none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2.339cm" svg:height="0.725cm" svg:x="5.577cm" svg:y="10.28cm">
          <draw:text-box>
            <text:p><text:span text:style-name="T1">cm_gems</text:span></text:p>
          </draw:text-box>
        </draw:frame>
        <draw:frame draw:style-name="gr1" draw:text-style-name="P1" draw:layer="layout" svg:width="4.02cm" svg:height="0.725cm" svg:x="2.698cm" svg:y="8.159cm">
          <draw:text-box>
            <text:p><text:span text:style-name="T1">icd_9_descriptions</text:span></text:p>
          </draw:text-box>
        </draw:frame>
        <draw:frame draw:style-name="gr1" draw:text-style-name="P1" draw:layer="layout" svg:width="5.057cm" svg:height="0.725cm" svg:x="5.986cm" svg:y="13.489cm">
          <draw:text-box>
            <text:p><text:span text:style-name="T1">icd_10_cm_descriptions</text:span></text:p>
          </draw:text-box>
        </draw:frame>
        <draw:frame draw:style-name="gr1" draw:text-style-name="P2" draw:layer="layout" svg:width="2.678cm" svg:height="0.725cm" svg:x="3.107cm" svg:y="8.748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3.071cm" svg:y="12.815cm">
          <draw:text-box>
            <text:p><text:span text:style-name="T2">icd_10_code</text:span></text:p>
          </draw:text-box>
        </draw:frame>
        <draw:frame draw:style-name="gr1" draw:text-style-name="P2" draw:layer="layout" svg:width="2.678cm" svg:height="0.725cm" svg:x="3.036cm" svg:y="10.969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5.331cm" svg:y="10.957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8.554cm" svg:y="10.943cm">
          <draw:text-box>
            <text:p><text:span text:style-name="T2">flags</text:span></text:p>
          </draw:text-box>
        </draw:frame>
        <draw:frame draw:style-name="gr1" draw:text-style-name="P1" draw:layer="layout" svg:width="2.339cm" svg:height="0.725cm" svg:x="9.492cm" svg:y="6.13cm">
          <draw:text-box>
            <text:p><text:span text:style-name="T1">cm_gems</text:span></text:p>
          </draw:text-box>
        </draw:frame>
        <draw:frame draw:style-name="gr1" draw:text-style-name="P1" draw:layer="layout" svg:width="4.02cm" svg:height="0.725cm" svg:x="2.736cm" svg:y="6.13cm">
          <draw:text-box>
            <text:p><text:span text:style-name="T1">icd_9_descriptions</text:span></text:p>
          </draw:text-box>
        </draw:frame>
        <draw:frame draw:style-name="gr1" draw:text-style-name="P1" draw:layer="layout" svg:width="5.057cm" svg:height="0.725cm" svg:x="14.564cm" svg:y="6.13cm">
          <draw:text-box>
            <text:p><text:span text:style-name="T1">icd_10_cm_descriptions</text:span></text:p>
          </draw:text-box>
        </draw:frame>
        <draw:rect draw:style-name="gr2" draw:text-style-name="P3" draw:layer="layout" svg:width="4.043cm" svg:height="0.551cm" svg:x="2.713cm" svg:y="6.22cm">
          <text:p/>
        </draw:rect>
        <draw:frame draw:style-name="gr1" draw:text-style-name="P2" draw:layer="layout" svg:width="2.678cm" svg:height="0.725cm" svg:x="7.375cm" svg:y="4.363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9.215cm" svg:y="3.424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11.405cm" svg:y="4.364cm">
          <draw:text-box>
            <text:p><text:span text:style-name="T2">flags</text:span></text:p>
          </draw:text-box>
        </draw:frame>
        <draw:rect draw:style-name="gr2" draw:text-style-name="P3" draw:layer="layout" svg:width="4.043cm" svg:height="0.551cm" svg:x="8.661cm" svg:y="6.22cm">
          <text:p/>
        </draw:rect>
        <draw:ellipse draw:style-name="gr2" draw:text-style-name="P3" draw:layer="layout" svg:width="3.102cm" svg:height="0.738cm" svg:x="9.093cm" svg:y="3.465cm">
          <text:p/>
        </draw:ellipse>
        <draw:ellipse draw:style-name="gr2" draw:text-style-name="P3" draw:layer="layout" svg:width="3.102cm" svg:height="0.738cm" svg:x="7.159cm" svg:y="4.405cm">
          <text:p/>
        </draw:ellipse>
        <draw:ellipse draw:style-name="gr2" draw:text-style-name="P3" draw:layer="layout" svg:width="1.504cm" svg:height="0.604cm" svg:x="11.322cm" svg:y="4.459cm">
          <text:p/>
        </draw:ellipse>
        <draw:line draw:style-name="gr2" draw:text-style-name="P3" draw:layer="layout" svg:x1="8.677cm" svg:y1="5.157cm" svg:x2="10.651cm" svg:y2="6.232cm">
          <text:p/>
        </draw:line>
        <draw:line draw:style-name="gr2" draw:text-style-name="P3" draw:layer="layout" svg:x1="10.651cm" svg:y1="4.217cm" svg:x2="10.651cm" svg:y2="6.232cm">
          <text:p/>
        </draw:line>
        <draw:line draw:style-name="gr2" draw:text-style-name="P3" draw:layer="layout" svg:x1="12.021cm" svg:y1="5.063cm" svg:x2="10.691cm" svg:y2="6.191cm">
          <text:p/>
        </draw:line>
        <draw:line draw:style-name="gr2" draw:text-style-name="P3" draw:layer="layout" svg:x1="15.244cm" svg:y1="4.875cm" svg:x2="16.695cm" svg:y2="6.191cm">
          <text:p/>
        </draw:line>
        <draw:line draw:style-name="gr2" draw:text-style-name="P3" draw:layer="layout" svg:x1="6.769cm" svg:y1="6.473cm" svg:x2="8.65cm" svg:y2="6.473cm">
          <text:p/>
        </draw:line>
        <draw:line draw:style-name="gr2" draw:text-style-name="P3" draw:layer="layout" svg:x1="12.692cm" svg:y1="6.527cm" svg:x2="14.761cm" svg:y2="6.514cm">
          <text:p/>
        </draw:line>
        <draw:frame draw:style-name="gr1" draw:text-style-name="P1" draw:layer="layout" svg:width="0.832cm" svg:height="0.725cm" svg:x="6.582cm" svg:y="6.11cm">
          <draw:text-box>
            <text:p><text:span text:style-name="T1">l0</text:span></text:p>
          </draw:text-box>
        </draw:frame>
        <draw:frame draw:style-name="gr1" draw:text-style-name="P1" draw:layer="layout" svg:width="0.985cm" svg:height="0.725cm" svg:x="7.857cm" svg:y="6.11cm">
          <draw:text-box>
            <text:p><text:span text:style-name="T1">0&lt;</text:span></text:p>
          </draw:text-box>
        </draw:frame>
        <draw:frame draw:style-name="gr1" draw:text-style-name="P1" draw:layer="layout" svg:width="0.985cm" svg:height="0.725cm" svg:x="12.438cm" svg:y="6.151cm">
          <draw:text-box>
            <text:p><text:span text:style-name="T1">&gt;0</text:span></text:p>
          </draw:text-box>
        </draw:frame>
        <draw:frame draw:style-name="gr1" draw:text-style-name="P1" draw:layer="layout" svg:width="0.832cm" svg:height="0.725cm" svg:x="14.117cm" svg:y="6.178cm">
          <draw:text-box>
            <text:p><text:span text:style-name="T1">0l</text:span></text:p>
          </draw:text-box>
        </draw:frame>
        <draw:rect draw:style-name="gr2" draw:text-style-name="P4" draw:layer="layout" svg:width="2.485cm" svg:height="0.47cm" svg:x="3.194cm" svg:y="8.9cm">
          <text:p/>
        </draw:rect>
        <draw:rect draw:style-name="gr2" draw:text-style-name="P4" draw:layer="layout" svg:width="2.485cm" svg:height="0.47cm" svg:x="3.061cm" svg:y="11.091cm">
          <text:p/>
        </draw:rect>
        <draw:rect draw:style-name="gr2" draw:text-style-name="P4" draw:layer="layout" svg:width="2.485cm" svg:height="0.47cm" svg:x="5.546cm" svg:y="11.091cm">
          <text:p/>
        </draw:rect>
        <draw:rect draw:style-name="gr2" draw:text-style-name="P4" draw:layer="layout" svg:width="2.485cm" svg:height="0.47cm" svg:x="3.262cm" svg:y="12.983cm">
          <text:p/>
        </draw:rect>
        <draw:rect draw:style-name="gr2" draw:text-style-name="P4" draw:layer="layout" svg:width="2.485cm" svg:height="0.47cm" svg:x="8.032cm" svg:y="11.091cm">
          <text:p/>
        </draw:rect>
        <draw:rect draw:style-name="gr2" draw:text-style-name="P3" draw:layer="layout" svg:width="4.664cm" svg:height="0.476cm" svg:x="14.759cm" svg:y="6.27cm">
          <text:p/>
        </draw:rect>
        <draw:line draw:style-name="gr3" draw:text-style-name="P3" draw:layer="layout" svg:x1="4.251cm" svg:y1="11.013cm" svg:x2="4.285cm" svg:y2="9.452cm">
          <text:p/>
        </draw:line>
        <draw:line draw:style-name="gr3" draw:text-style-name="P3" draw:layer="layout" svg:x1="6.648cm" svg:y1="11.703cm" svg:x2="4.782cm" svg:y2="12.856cm">
          <text:p/>
        </draw:line>
        <draw:frame draw:style-name="gr1" draw:text-style-name="P2" draw:layer="layout" svg:width="2.678cm" svg:height="0.725cm" svg:x="1.835cm" svg:y="3.436cm">
          <draw:text-box>
            <text:p><text:span text:style-name="T2">icd_9_code</text:span></text:p>
          </draw:text-box>
        </draw:frame>
        <draw:ellipse draw:style-name="gr2" draw:text-style-name="P3" draw:layer="layout" svg:width="3.102cm" svg:height="0.738cm" svg:x="1.619cm" svg:y="3.478cm">
          <text:p/>
        </draw:ellipse>
        <draw:frame draw:style-name="gr1" draw:text-style-name="P2" draw:layer="layout" svg:width="2.915cm" svg:height="0.725cm" svg:x="13.376cm" svg:y="4.081cm">
          <draw:text-box>
            <text:p><text:span text:style-name="T2">icd_10_code</text:span></text:p>
          </draw:text-box>
        </draw:frame>
        <draw:ellipse draw:style-name="gr2" draw:text-style-name="P3" draw:layer="layout" svg:width="3.102cm" svg:height="0.738cm" svg:x="13.254cm" svg:y="4.122cm">
          <text:p/>
        </draw:ellipse>
        <draw:frame draw:style-name="gr1" draw:text-style-name="P1" draw:layer="layout" svg:width="4.045cm" svg:height="0.725cm" svg:x="16.545cm" svg:y="4.105cm">
          <draw:text-box>
            <text:p><text:span text:style-name="T1">icd_10_description</text:span></text:p>
          </draw:text-box>
        </draw:frame>
        <draw:frame draw:style-name="gr1" draw:text-style-name="P1" draw:layer="layout" svg:width="3.808cm" svg:height="0.725cm" svg:x="4.253cm" svg:y="2.714cm">
          <draw:text-box>
            <text:p><text:span text:style-name="T1">icd_9_description</text:span></text:p>
          </draw:text-box>
        </draw:frame>
        <draw:line draw:style-name="gr4" draw:text-style-name="P3" draw:layer="layout" svg:x1="4.715cm" svg:y1="6.196cm" svg:x2="3.212cm" svg:y2="4.24cm">
          <text:p/>
        </draw:line>
        <draw:frame draw:style-name="gr5" draw:text-style-name="P1" draw:layer="layout" svg:width="3.808cm" svg:height="0.725cm" svg:x="5.518cm" svg:y="8.752cm">
          <draw:text-box>
            <text:p><text:span text:style-name="T1">icd_9_description</text:span></text:p>
          </draw:text-box>
        </draw:frame>
        <draw:frame draw:style-name="gr5" draw:text-style-name="P1" draw:layer="layout" svg:width="4.045cm" svg:height="0.725cm" svg:x="5.553cm" svg:y="12.835cm">
          <draw:text-box>
            <text:p><text:span text:style-name="T1">icd_10_description</text:span></text:p>
          </draw:text-box>
        </draw:frame>
        <draw:custom-shape draw:style-name="gr6" draw:text-style-name="P3" draw:layer="layout" svg:width="3.573cm" svg:height="0.475cm" svg:x="5.744cm" svg:y="12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73cm" svg:height="0.475cm" svg:x="5.678cm" svg:y="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172cm" svg:height="0.747cm" svg:x="16.418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172cm" svg:height="0.747cm" svg:x="4.126cm" svg:y="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715cm" svg:y1="6.174cm" svg:x2="6.128cm" svg:y2="3.46cm">
          <text:p/>
        </draw:line>
        <draw:line draw:style-name="gr4" draw:text-style-name="P3" draw:layer="layout" svg:x1="16.689cm" svg:y1="6.219cm" svg:x2="18.442cm" svg:y2="4.862cm">
          <text:p/>
        </draw:line>
        <draw:rect draw:style-name="gr2" draw:text-style-name="P3" draw:layer="layout" svg:width="4.664cm" svg:height="0.476cm" svg:x="14.793cm" svg:y="8.446cm">
          <text:p/>
        </draw:rect>
        <draw:frame draw:style-name="gr7" draw:layer="layout" svg:width="2.665cm" svg:height="0.726cm" svg:x="15.682cm" svg:y="8.323cm">
          <draw:text-box>
            <text:p><text:span text:style-name="T1">dx_codes</text:span></text:p>
          </draw:text-box>
        </draw:frame>
        <draw:frame draw:style-name="gr1" draw:text-style-name="P5" draw:layer="layout" svg:width="2.915cm" svg:height="0.725cm" svg:x="13.959cm" svg:y="10.31cm">
          <draw:text-box>
            <text:p text:style-name="P5"><text:span text:style-name="T3">icd_10_code</text:span></text:p>
          </draw:text-box>
        </draw:frame>
        <draw:frame draw:style-name="gr1" draw:layer="layout" svg:width="2.111cm" svg:height="0.725cm" svg:x="17.722cm" svg:y="10.31cm">
          <draw:text-box>
            <text:p><text:span text:style-name="T2">dx_code</text:span></text:p>
          </draw:text-box>
        </draw:frame>
        <draw:ellipse draw:style-name="gr2" draw:text-style-name="P3" draw:layer="layout" svg:width="3.102cm" svg:height="0.738cm" svg:x="17.159cm" svg:y="10.316cm">
          <text:p/>
        </draw:ellipse>
        <draw:ellipse draw:style-name="gr2" draw:text-style-name="P3" draw:layer="layout" svg:width="3.102cm" svg:height="0.738cm" svg:x="13.779cm" svg:y="10.316cm">
          <text:p/>
        </draw:ellipse>
        <draw:line draw:style-name="gr8" draw:text-style-name="P3" draw:layer="layout" svg:x1="16.799cm" svg:y1="8.904cm" svg:x2="15.455cm" svg:y2="10.331cm">
          <text:p/>
        </draw:line>
        <draw:line draw:style-name="gr8" draw:text-style-name="P3" draw:layer="layout" svg:x1="16.82cm" svg:y1="8.904cm" svg:x2="18.352cm" svg:y2="10.331cm">
          <text:p/>
        </draw:line>
        <draw:line draw:style-name="gr8" draw:text-style-name="P3" draw:layer="layout" svg:x1="16.736cm" svg:y1="6.762cm" svg:x2="16.757cm" svg:y2="8.442cm">
          <text:p/>
        </draw:line>
        <draw:frame draw:style-name="gr1" draw:text-style-name="P1" draw:layer="layout" svg:width="0.739cm" svg:height="1.199cm" svg:x="16.379cm" svg:y="7.455cm">
          <draw:text-box>
            <text:p><text:span text:style-name="T1">0</text:span></text:p>
            <text:p><text:span text:style-name="T1">/\</text:span></text:p>
          </draw:text-box>
        </draw:frame>
        <draw:frame draw:style-name="gr1" draw:text-style-name="P6" draw:layer="layout" svg:width="0.659cm" svg:height="0.887cm" svg:x="16.421cm" svg:y="6.426cm">
          <draw:text-box>
            <text:p><text:span text:style-name="T4">_</text:span></text:p>
            <text:p><text:span text:style-name="T4">_</text:span></text:p>
          </draw:text-box>
        </draw:frame>
        <draw:rect draw:style-name="gr2" draw:text-style-name="P4" draw:layer="layout" svg:width="2.485cm" svg:height="0.47cm" svg:x="3.284cm" svg:y="15.693cm">
          <text:p/>
        </draw:rect>
        <draw:custom-shape draw:style-name="gr6" draw:text-style-name="P3" draw:layer="layout" svg:width="3.573cm" svg:height="0.475cm" svg:x="5.766cm" svg:y="15.69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915cm" svg:height="0.725cm" svg:x="6.236cm" svg:y="15.56cm">
          <draw:text-box>
            <text:p text:style-name="P5"><text:span text:style-name="T3">icd_10_code</text:span></text:p>
          </draw:text-box>
        </draw:frame>
        <draw:frame draw:style-name="gr1" draw:layer="layout" svg:width="2.111cm" svg:height="0.725cm" svg:x="3.548cm" svg:y="15.581cm">
          <draw:text-box>
            <text:p><text:span text:style-name="T2">dx_code</text:span></text:p>
          </draw:text-box>
        </draw:frame>
        <draw:frame draw:style-name="gr1" draw:text-style-name="P1" draw:layer="layout" svg:width="2.322cm" svg:height="0.725cm" svg:x="3.401cm" svg:y="16.232cm">
          <draw:text-box>
            <text:p text:style-name="P1"><text:span text:style-name="T1">dx_codes</text:span></text:p>
          </draw:text-box>
        </draw:frame>
        <draw:line draw:style-name="gr9" draw:text-style-name="P3" draw:layer="layout" svg:x1="7.559cm" svg:y1="15.644cm" svg:x2="4.745cm" svg:y2="13.523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j</meta:initial-creator>
    <meta:creation-date>2011-09-12T16:08:08.85</meta:creation-date>
    <dc:date>2011-11-12T12:09:12</dc:date>
    <dc:creator>jeff </dc:creator>
    <meta:editing-duration>PT20H14M33S</meta:editing-duration>
    <meta:editing-cycles>10</meta:editing-cycles>
    <meta:generator>LibreOffice/3.4$Unix LibreOffice_project/340m1$Build-302</meta:generator>
    <meta:printed-by>jeff </meta:printed-by>
    <meta:print-date>2011-09-29T21:27:15</meta:print-date>
    <meta:document-statistic meta:object-count="69"/>
  </office:meta>
</office:document-meta>
</file>